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Vratislave,</text:p>
      <text:p text:style-name="Normal">v tento valentýnský den si dovoluji sdílet s tebou jemnou nit spojující naše srdce, totiž magii čínského znamení Bůvola. Stejně jako on, máme v sobě sílu, odhodlání a pokoru, které nás vedou našimi životními cestami. Úžasné je, jak dvě osoby mohou sdílet tak harmonický symbol, a přesto každý z nás kráčí svým jedinečným krokem.</text:p>
      <text:p text:style-name="Normal">Tvůj ochránce snů, archanděl Jeremiel, nám možná šeptá stejný sen o spojení a vzájemné podpoře na našich cestách. Nechť tato valentýnská myšlenka přinese povzbuzení a inspiraci pro vše, po čem tvé srdce touží, a nechť nás oba energie našich společných znamení spojuje ve stejně silné vůli proměnit sny v realit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